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Standard">
      <style:paragraph-properties fo:text-align="center" style:justify-single-word="false"/>
      <style:text-properties officeooo:rsid="0016a365" officeooo:paragraph-rsid="0016a365"/>
    </style:style>
    <style:style style:name="P4" style:family="paragraph" style:parent-style-name="Standard">
      <style:paragraph-properties fo:text-align="justify" style:justify-single-word="false"/>
      <style:text-properties officeooo:rsid="0016a365" officeooo:paragraph-rsid="0016a365"/>
    </style:style>
    <style:style style:name="P5" style:family="paragraph" style:parent-style-name="Standard">
      <style:paragraph-properties fo:text-align="justify" style:justify-single-word="false"/>
      <style:text-properties officeooo:rsid="0016a365" officeooo:paragraph-rsid="00176def"/>
    </style:style>
    <style:style style:name="P6" style:family="paragraph" style:parent-style-name="Standard">
      <style:paragraph-properties fo:text-align="justify" style:justify-single-word="false"/>
      <style:text-properties officeooo:rsid="0016a365" officeooo:paragraph-rsid="001b31c6"/>
    </style:style>
    <style:style style:name="P7" style:family="paragraph" style:parent-style-name="Standard">
      <style:paragraph-properties fo:text-align="justify" style:justify-single-word="false"/>
      <style:text-properties officeooo:rsid="0016a365" officeooo:paragraph-rsid="001ccd0c"/>
    </style:style>
    <style:style style:name="P8" style:family="paragraph" style:parent-style-name="Standard">
      <style:paragraph-properties fo:text-align="justify" style:justify-single-word="false"/>
      <style:text-properties officeooo:rsid="0016a365" officeooo:paragraph-rsid="001e9d73"/>
    </style:style>
    <style:style style:name="P9"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10"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11"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12" style:family="paragraph" style:parent-style-name="Standard">
      <style:paragraph-properties fo:text-align="justify" style:justify-single-word="false"/>
      <style:text-properties fo:font-weight="bold" officeooo:paragraph-rsid="001ccd0c" style:font-weight-asian="bold" style:font-weight-complex="bold"/>
    </style:style>
    <style:style style:name="P13" style:family="paragraph" style:parent-style-name="Standard">
      <style:paragraph-properties fo:text-align="justify" style:justify-single-word="false"/>
      <style:text-properties fo:font-weight="bold" officeooo:rsid="001ccd0c" officeooo:paragraph-rsid="001ccd0c" style:font-weight-asian="bold" style:font-weight-complex="bold"/>
    </style:style>
    <style:style style:name="P14"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15" style:family="paragraph" style:parent-style-name="Standard">
      <style:paragraph-properties fo:text-align="justify" style:justify-single-word="false"/>
      <style:text-properties officeooo:rsid="00195fee" officeooo:paragraph-rsid="00195fee"/>
    </style:style>
    <style:style style:name="P16" style:family="paragraph" style:parent-style-name="Standard">
      <style:paragraph-properties fo:text-align="justify" style:justify-single-word="false"/>
      <style:text-properties officeooo:paragraph-rsid="00195fee"/>
    </style:style>
    <style:style style:name="P17" style:family="paragraph" style:parent-style-name="Standard">
      <style:paragraph-properties fo:text-align="justify" style:justify-single-word="false"/>
      <style:text-properties officeooo:paragraph-rsid="001b31c6"/>
    </style:style>
    <style:style style:name="P18" style:family="paragraph" style:parent-style-name="Standard">
      <style:paragraph-properties fo:text-align="justify" style:justify-single-word="false"/>
      <style:text-properties officeooo:paragraph-rsid="001b9558"/>
    </style:style>
    <style:style style:name="P19" style:family="paragraph" style:parent-style-name="Standard">
      <style:paragraph-properties fo:text-align="justify" style:justify-single-word="false"/>
      <style:text-properties officeooo:paragraph-rsid="001ccd0c"/>
    </style:style>
    <style:style style:name="P20" style:family="paragraph" style:parent-style-name="Standard">
      <style:paragraph-properties fo:text-align="justify" style:justify-single-word="false"/>
      <style:text-properties officeooo:paragraph-rsid="001e0421"/>
    </style:style>
    <style:style style:name="P21" style:family="paragraph" style:parent-style-name="Standard">
      <style:paragraph-properties fo:text-align="justify" style:justify-single-word="false"/>
      <style:text-properties officeooo:paragraph-rsid="001e9d73"/>
    </style:style>
    <style:style style:name="P22" style:family="paragraph" style:parent-style-name="Standard">
      <style:paragraph-properties fo:text-align="justify" style:justify-single-word="false"/>
      <style:text-properties officeooo:rsid="00196a45" officeooo:paragraph-rsid="00196a45"/>
    </style:style>
    <style:style style:name="P23" style:family="paragraph" style:parent-style-name="Standard">
      <style:paragraph-properties fo:text-align="justify" style:justify-single-word="false"/>
      <style:text-properties officeooo:rsid="001b31c6" officeooo:paragraph-rsid="001b31c6"/>
    </style:style>
    <style:style style:name="P24" style:family="paragraph" style:parent-style-name="Standard">
      <style:paragraph-properties fo:text-align="justify" style:justify-single-word="false"/>
      <style:text-properties officeooo:rsid="001b9558" officeooo:paragraph-rsid="001b9558"/>
    </style:style>
    <style:style style:name="P25" style:family="paragraph" style:parent-style-name="Standard">
      <style:paragraph-properties fo:text-align="justify" style:justify-single-word="false"/>
      <style:text-properties officeooo:rsid="001b9558" officeooo:paragraph-rsid="001ccd0c"/>
    </style:style>
    <style:style style:name="P26" style:family="paragraph" style:parent-style-name="Standard">
      <style:paragraph-properties fo:text-align="justify" style:justify-single-word="false"/>
      <style:text-properties officeooo:rsid="001ccd0c" officeooo:paragraph-rsid="001ccd0c"/>
    </style:style>
    <style:style style:name="P27"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28"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29" style:family="paragraph" style:parent-style-name="Text_20_body">
      <style:paragraph-properties fo:text-align="justify" style:justify-single-word="false"/>
      <style:text-properties officeooo:paragraph-rsid="00176def"/>
    </style:style>
    <style:style style:name="P30" style:family="paragraph" style:parent-style-name="Text_20_body">
      <style:paragraph-properties fo:text-align="justify" style:justify-single-word="false"/>
      <style:text-properties officeooo:rsid="0016a365" officeooo:paragraph-rsid="00176def"/>
    </style:style>
    <style:style style:name="P31" style:family="paragraph" style:parent-style-name="Heading_20_3">
      <style:paragraph-properties fo:text-align="justify" style:justify-single-word="false"/>
      <style:text-properties officeooo:paragraph-rsid="00176def"/>
    </style:style>
    <style:style style:name="P32" style:family="paragraph" style:parent-style-name="Heading_20_4">
      <style:paragraph-properties fo:text-align="justify" style:justify-single-word="false"/>
      <style:text-properties officeooo:paragraph-rsid="00176def"/>
    </style:style>
    <style:style style:name="P33" style:family="paragraph" style:parent-style-name="Standard">
      <style:paragraph-properties fo:text-align="justify" style:justify-single-word="false"/>
      <style:text-properties officeooo:rsid="001b31c6" officeooo:paragraph-rsid="001b31c6"/>
    </style:style>
    <style:style style:name="P34"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35" style:family="paragraph" style:parent-style-name="Standard">
      <style:paragraph-properties fo:text-align="justify" style:justify-single-word="false"/>
      <style:text-properties officeooo:rsid="001ccd0c" officeooo:paragraph-rsid="001ccd0c"/>
    </style:style>
    <style:style style:name="P36" style:family="paragraph" style:parent-style-name="Standard">
      <style:paragraph-properties fo:text-align="justify" style:justify-single-word="false"/>
      <style:text-properties officeooo:rsid="0016a365" officeooo:paragraph-rsid="001e0421"/>
    </style:style>
    <style:style style:name="P37" style:family="paragraph" style:parent-style-name="Standard">
      <style:paragraph-properties fo:text-align="justify" style:justify-single-word="false"/>
      <style:text-properties officeooo:rsid="001b9558" officeooo:paragraph-rsid="001b9558"/>
    </style:style>
    <style:style style:name="P38" style:family="paragraph" style:parent-style-name="Standard">
      <style:paragraph-properties fo:text-align="justify" style:justify-single-word="false"/>
      <style:text-properties officeooo:rsid="001eeb0b" officeooo:paragraph-rsid="001eeb0b"/>
    </style:style>
    <style:style style:name="P39" style:family="paragraph" style:parent-style-name="Standard">
      <style:paragraph-properties fo:text-align="justify" style:justify-single-word="false"/>
      <style:text-properties officeooo:paragraph-rsid="001f8a48"/>
    </style:style>
    <style:style style:name="P40" style:family="paragraph" style:parent-style-name="Standard">
      <style:paragraph-properties fo:text-align="justify" style:justify-single-word="false"/>
      <style:text-properties officeooo:paragraph-rsid="001b9558"/>
    </style:style>
    <style:style style:name="P41" style:family="paragraph" style:parent-style-name="Standard">
      <style:paragraph-properties fo:text-align="justify" style:justify-single-word="false"/>
      <style:text-properties officeooo:paragraph-rsid="001ccd0c"/>
    </style:style>
    <style:style style:name="P42" style:family="paragraph" style:parent-style-name="Standard">
      <style:paragraph-properties fo:text-align="justify" style:justify-single-word="false"/>
      <style:text-properties officeooo:paragraph-rsid="001e0421"/>
    </style:style>
    <style:style style:name="P43"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1f8a48" style:font-weight-asian="bold" style:font-weight-complex="bold"/>
    </style:style>
    <style:style style:name="T9" style:family="text">
      <style:text-properties fo:font-size="26pt" fo:font-weight="bold" style:font-size-asian="26pt" style:font-weight-asian="bold" style:font-size-complex="26pt" style:font-weight-complex="bold"/>
    </style:style>
    <style:style style:name="T10" style:family="text">
      <style:text-properties officeooo:rsid="00195fee"/>
    </style:style>
    <style:style style:name="T11" style:family="text">
      <style:text-properties officeooo:rsid="00196a45"/>
    </style:style>
    <style:style style:name="T12" style:family="text">
      <style:text-properties officeooo:rsid="001b31c6"/>
    </style:style>
    <style:style style:name="T13" style:family="text">
      <style:text-properties officeooo:rsid="001b9558"/>
    </style:style>
    <style:style style:name="T14" style:family="text">
      <style:text-properties officeooo:rsid="001ccd0c"/>
    </style:style>
    <style:style style:name="T15" style:family="text">
      <style:text-properties officeooo:rsid="0016a365"/>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An introduction to computer cryptography</text:span> </text:p>
      <text:p text:style-name="P3"/>
      <text:p text:style-name="P3">A book by Behrad.B(TadavomnisT)</text:p>
      <text:p text:style-name="P3"/>
      <text:p text:style-name="P3"/>
      <text:p text:style-name="P4"><text:tab/>Copyright (C) <text:s/>2023 <text:s/>Behrad.B(<text:a xlink:type="simple" xlink:href="https://github.com/TadavomnisT" text:style-name="Internet_20_link" text:visited-style-name="Visited_20_Internet_20_Link">TadavomnisT</text:a>).</text:p>
      <text:p text:style-name="P4"><text:s text:c="3"/><text:tab/>Permission is granted to copy, distribute and/or modify this document</text:p>
      <text:p text:style-name="P4"><text:s text:c="4"/><text:tab/>under the terms of the GNU Free Documentation License, Version 1.3</text:p>
      <text:p text:style-name="P4"><text:s text:c="4"/><text:tab/>or any later version published by the Free Software Foundation;</text:p>
      <text:p text:style-name="P4"><text:s text:c="4"/><text:tab/>with no Invariant Sections, no Front-Cover Texts, and no Back-Cover Texts.</text:p>
      <text:p text:style-name="P4"><text:s text:c="4"/><text:tab/>A copy of the license is included in the section entitled "GNU</text:p>
      <text:p text:style-name="P4"><text:s text:c="4"/><text:tab/>Free Documentation License".</text:p>
      <text:p text:style-name="P4"/>
      <text:p text:style-name="P5">___________________________________________________________________________________</text:p>
      <text:p text:style-name="P5"/>
      <text:p text:style-name="P10">Introduction:</text:p>
      <text:p text:style-name="P15"/>
      <text:p text:style-name="P39"><text:span text:style-name="T10">Cryptography is one of the most important branches of science that are widely discussed in computer science today. In truth cryptography is nothing but mathematics in a specific type of subjects that will provide us approaches in order to formulate data mathematically to hide the plain data within a math problem. This will lead us into privacy and security. In this book I intend to introduce computer cryptography from the scratch, </text:span><text:span text:style-name="T11">and explain it’s concepts from the absolute basics. I am not an expert in this line of work nor </text:span>academically<text:span text:style-name="T11"> inclined, but I experienced cryptography in practice, and I hope to be able to share my </text:span><text:span text:style-name="T12">limited</text:span><text:span text:style-name="T11"> knowledge with others by means of this book.</text:span></text:p>
      <text:p text:style-name="P16"/>
      <text:p text:style-name="P22">Behrad.B</text:p>
      <text:p text:style-name="P22"/>
      <text:p text:style-name="P6">___________________________________________________________________________________</text:p>
      <text:p text:style-name="P22"/>
      <text:p text:style-name="P11">Chapter 1: What is cryptography?</text:p>
      <text:p text:style-name="P22"/>
      <text:p text:style-name="P23">1.1 What is the concept of cryptography?</text:p>
      <text:p text:style-name="P17"/>
      <text:p text:style-name="P24">1.1.1 Encryption / Cipher</text:p>
      <text:p text:style-name="P24"/>
      <text:p text:style-name="P24">1.1.2 Decryption / Decipher</text:p>
      <text:p text:style-name="P17"/>
      <text:p text:style-name="P23">1.2 Why is cryptography such an important matter?</text:p>
      <text:p text:style-name="P17"/>
      <text:p text:style-name="P23">1.3 A few quotes on cryptography</text:p>
      <text:p text:style-name="P4"/>
      <text:p text:style-name="P7">___________________________________________________________________________________</text:p>
      <text:p text:style-name="P4"/>
      <text:p text:style-name="Text_20_body"><text:span text:style-name="T3">Chapter </text:span><text:span text:style-name="T4">2</text:span><text:span text:style-name="T3">: What is </text:span><text:span text:style-name="T4">NOT </text:span><text:span text:style-name="T3">cryptography?!</text:span></text:p>
      <text:p text:style-name="P24">2.1 Coding / Encoding</text:p>
      <text:p text:style-name="P24"/>
      <text:p text:style-name="P24">2.2 Hash</text:p>
      <text:p text:style-name="P24"><text:soft-page-break/></text:p>
      <text:p text:style-name="P24">2.3 Obfuscation</text:p>
      <text:p text:style-name="P4"/>
      <text:p text:style-name="P18"><text:span text:style-name="T13">2.4 </text:span>Steganography</text:p>
      <text:p text:style-name="P24"/>
      <text:p text:style-name="P38">2.5 Compression</text:p>
      <text:p text:style-name="P24"/>
      <text:p text:style-name="P7">___________________________________________________________________________________</text:p>
      <text:p text:style-name="P24"/>
      <text:p text:style-name="P34">Chapter 3 : What is Symmetric Cryptography?</text:p>
      <text:p text:style-name="P18"/>
      <text:p text:style-name="P24">3.1 What is the meaning of symmetric cryptography?</text:p>
      <text:p text:style-name="P25">3.2 <text:span text:style-name="T14">Simple </text:span>asymmetric <text:span text:style-name="T14">encryption examples</text:span></text:p>
      <text:p text:style-name="P26">3.3 AES?</text:p>
      <text:p text:style-name="P38">3.4 DES?</text:p>
      <text:p text:style-name="P4"/>
      <text:p text:style-name="P7">___________________________________________________________________________________</text:p>
      <text:p text:style-name="P4"/>
      <text:p text:style-name="P12"><text:span text:style-name="T13">Chapter </text:span><text:span text:style-name="T14">4</text:span><text:span text:style-name="T13"> : What is </text:span><text:span text:style-name="T14">As</text:span><text:span text:style-name="T13">ymmetri</text:span><text:span text:style-name="T14">c</text:span><text:span text:style-name="T13"> Cryptography?</text:span></text:p>
      <text:p text:style-name="P4"/>
      <text:p text:style-name="P26">3.1 What is <text:span text:style-name="T13">asymmetric cryptography </text:span>and why it’s needed?</text:p>
      <text:p text:style-name="P26">3.2 Diffie-Hellman</text:p>
      <text:p text:style-name="P26">3.3 RSA?</text:p>
      <text:p text:style-name="P26"/>
      <text:p text:style-name="P7">___________________________________________________________________________________</text:p>
      <text:p text:style-name="P26"/>
      <text:p text:style-name="P19"><text:span text:style-name="T4">Chapter </text:span><text:span text:style-name="T5">5</text:span><text:span text:style-name="T4"> : </text:span><text:span text:style-name="T5">Cryptographic hash</text:span></text:p>
      <text:p text:style-name="P26">3.1 What is a Cryptographic hash?</text:p>
      <text:p text:style-name="P26">3.2 MD5</text:p>
      <text:p text:style-name="P26">3.3 SHA</text:p>
      <text:p text:style-name="P26"/>
      <text:p text:style-name="P7">___________________________________________________________________________________</text:p>
      <text:p text:style-name="P26"/>
      <text:p text:style-name="P19"><text:span text:style-name="T4">Chapter </text:span><text:span text:style-name="T5">6</text:span><text:span text:style-name="T4"> : </text:span><text:span text:style-name="T5">Elliptic Curve</text:span><text:span text:style-name="T8">s</text:span></text:p>
      <text:p text:style-name="P19"/>
      <text:p text:style-name="P8">___________________________________________________________________________________</text:p>
      <text:p text:style-name="P19"/>
      <text:p text:style-name="P21"><text:span text:style-name="T4">Chapter </text:span><text:span text:style-name="T7">7</text:span><text:span text:style-name="T4"> : </text:span><text:span text:style-name="T7">Quantum </text:span><text:span text:style-name="T4">Cryptography</text:span></text:p>
      <text:p text:style-name="P7">___________________________________________________________________________________</text:p>
      <text:p text:style-name="P19"><text:span text:style-name="T14"><text:line-break/></text:span><text:span text:style-name="T4">Chapter </text:span><text:span text:style-name="T7">8</text:span><text:span text:style-name="T4"> : </text:span><text:span text:style-name="T5"><text:s/></text:span><text:span text:style-name="T4">Cryptography </text:span><text:span text:style-name="T5">in practice</text:span></text:p>
      <text:p text:style-name="P26">7.1 SSL</text:p>
      <text:p text:style-name="P19"/>
      <text:p text:style-name="P19"/>
      <text:p text:style-name="P36">___________________________________________________________________________________</text:p>
      <text:p text:style-name="P20"/>
      <text:p text:style-name="P20"><text:span text:style-name="T4">Chapter </text:span><text:span text:style-name="T7">9</text:span><text:span text:style-name="T4"> : </text:span><text:span text:style-name="T5"><text:s/></text:span><text:span text:style-name="T6">Cryptocurrency</text:span></text:p>
      <text:p text:style-name="P19"><text:span text:style-name="T15">___________________________________________________________________________________</text:span><text:span text:style-name="T14"><text:line-break/></text:span></text:p>
      <text:p text:style-name="P19"><text:soft-page-break/><text:span text:style-name="T4">Chapter </text:span><text:span text:style-name="T7">10</text:span><text:span text:style-name="T4"> : </text:span><text:span text:style-name="T5">Common attacks in cryptography</text:span></text:p>
      <text:p text:style-name="P26"/>
      <text:p text:style-name="P7">___________________________________________________________________________________</text:p>
      <text:p text:style-name="P26"/>
      <text:p text:style-name="P26"/>
      <text:p text:style-name="P14">Codes:</text:p>
      <text:p text:style-name="P27">___________________________________________________________________________________</text:p>
      <text:p text:style-name="P28"/>
      <text:p text:style-name="P13">Refrences:</text:p>
      <text:p text:style-name="P26"/>
      <text:p text:style-name="P7">___________________________________________________________________________________</text:p>
      <text:p text:style-name="P26"/>
      <text:p text:style-name="P9">License:</text:p>
      <text:h text:style-name="P31" text:outline-level="3">GNU Free Documentation License</text:h>
      <text:p text:style-name="P1">Version 1.3, 3 November 2008</text:p>
      <text:p text:style-name="P29">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29">Everyone is permitted to copy and distribute verbatim copies of this license document, but changing it is not allowed.</text:p>
      <text:h text:style-name="P32"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9">This License is a kind of "copyleft", which means that derivative works of the document must themselves be free in the same sense. It complements the GNU General Public License, which is a copyleft license designed for free software.</text:p>
      <text:p text:style-name="P2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2"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9">A "Modified Version" of the Document means any work containing the Document or a portion of it, either copied verbatim, or with modifications and/or translated into another language.</text:p>
      <text:p text:style-name="P29"><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9">The "publisher" means any person or entity that distributes copies of the Document to the public.</text:p>
      <text:p text:style-name="P2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text:soft-page-break/>"Endorsements", or "History".) To "Preserve the Title" of such a section when you modify the Document means that it remains a section "Entitled XYZ" according to this definition.</text:p>
      <text:p text:style-name="P2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2"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9">You may also lend copies, under the same conditions stated above, and you may publicly display copies.</text:p>
      <text:h text:style-name="P32"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9">If the required texts for either cover are too voluminous to fit legibly, you should put the first ones listed (as many as fit reasonably) on the actual cover, and continue the rest onto adjacent pages.</text:p>
      <text:p text:style-name="P2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9">It is requested, but not required, that you contact the authors of the Document well before redistributing any large number of copies, to give them a chance to provide you with an updated version of the Document.</text:p>
      <text:h text:style-name="P32" text:outline-level="4"><text:soft-page-break/>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378071458" text:style-name="L1">
        <text:list-item>
          <text:p text:style-name="P4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3">C. State on the Title page the name of the publisher of the Modified Version, as the publisher.</text:p>
        </text:list-item>
        <text:list-item>
          <text:p text:style-name="P43">D. Preserve all the copyright notices of the Document.</text:p>
        </text:list-item>
        <text:list-item>
          <text:p text:style-name="P43">E. Add an appropriate copyright notice for your modifications adjacent to the other copyright notices.</text:p>
        </text:list-item>
        <text:list-item>
          <text:p text:style-name="P43">F. Include, immediately after the copyright notices, a license notice giving the public permission to use the Modified Version under the terms of this License, in the form shown in the Addendum below.</text:p>
        </text:list-item>
        <text:list-item>
          <text:p text:style-name="P43">G. Preserve in that license notice the full lists of Invariant Sections and required Cover Texts given in the Document's license notice.</text:p>
        </text:list-item>
        <text:list-item>
          <text:p text:style-name="P43">H. Include an unaltered copy of this License.</text:p>
        </text:list-item>
        <text:list-item>
          <text:p text:style-name="P4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3">K. For any section Entitled "Acknowledgements" or "Dedications", Preserve the Title of the section, and preserve in the section all the substance and tone of each of the contributor acknowledgements and/or dedications given therein.</text:p>
        </text:list-item>
        <text:list-item>
          <text:p text:style-name="P43">L. Preserve all the Invariant Sections of the Document, unaltered in their text and in their titles. Section numbers or the equivalent are not considered part of the section titles.</text:p>
        </text:list-item>
        <text:list-item>
          <text:p text:style-name="P43">M. Delete any section Entitled "Endorsements". Such a section may not be included in the Modified Version.</text:p>
        </text:list-item>
        <text:list-item>
          <text:p text:style-name="P43">N. Do not retitle any existing section to be Entitled "Endorsements" or to conflict in title with any Invariant Section.</text:p>
        </text:list-item>
        <text:list-item>
          <text:p text:style-name="P43"><text:soft-page-break/>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9">The author(s) and publisher(s) of the Document do not by this License give permission to use their names for publicity for or to assert or imply endorsement of any Modified Version.</text:p>
      <text:h text:style-name="P32"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2"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9"><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2"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2"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9">If a section in the Document is Entitled "Acknowledgements", "Dedications", or "History", the requirement (section 4) to Preserve its Title (section 1) will typically require changing the actual title.</text:p>
      <text:h text:style-name="P32"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2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9"><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2"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2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2"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9">"Incorporate" means to publish or republish a Document, in whole or in part, as part of another Document.</text:p>
      <text:p text:style-name="P2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9">The operator of an MMC Site may republish an MMC contained in the site under CC-BY-SA on the same site at any time before August 1, 2009, provided the MMC is eligible for relicensing.</text:p>
      <text:h text:style-name="P31"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oft-page-break/><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30">If your document contains nontrivial examples of program code, we recommend releasing these examples in parallel under your choice of free software license, such as the GNU General Public License, to permit their use in free software.</text:p>
      <text:p text:style-name="P30"/>
      <text:p text:style-name="P7">___________________________________________________________________________________</text:p>
      <text:p text:style-name="P7"/>
      <text:p text:style-name="P7"><text:tab/>Copyright (C) <text:s/>2023 <text:s/>Behrad.B(<text:a xlink:type="simple" xlink:href="https://github.com/TadavomnisT" text:style-name="Internet_20_link" text:visited-style-name="Visited_20_Internet_20_Link">TadavomnisT</text:a>).</text:p>
      <text:p text:style-name="P7"><text:s text:c="3"/><text:tab/>Permission is granted to copy, distribute and/or modify this document</text:p>
      <text:p text:style-name="P7"><text:s text:c="4"/><text:tab/>under the terms of the GNU Free Documentation License, Version 1.3</text:p>
      <text:p text:style-name="P7"><text:s text:c="4"/><text:tab/>or any later version published by the Free Software Foundation;</text:p>
      <text:p text:style-name="P7"><text:s text:c="4"/><text:tab/>with no Invariant Sections, no Front-Cover Texts, and no Back-Cover Texts.</text:p>
      <text:p text:style-name="P7"><text:s text:c="4"/><text:tab/>A copy of the license is included in the section entitled "GNU</text:p>
      <text:p text:style-name="P7"><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2-21T16:11:40.812094842</dc:date>
    <meta:editing-duration>PT35M11S</meta:editing-duration>
    <meta:editing-cycles>5</meta:editing-cycles>
    <meta:generator>LibreOffice/6.4.5.2$Linux_X86_64 LibreOffice_project/a726b36747cf2001e06b58ad5db1aa3a9a1872d6</meta:generator>
    <meta:document-statistic meta:table-count="0" meta:image-count="0" meta:object-count="0" meta:page-count="10" meta:paragraph-count="158" meta:word-count="4114" meta:character-count="26376" meta:non-whitespace-character-count="22329"/>
  </office:meta>
</office:document-meta>
</file>